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7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color="#004586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Liberation Sans1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cc0000" fo:font-weight="bold" style:font-weight-asian="bold" style:font-weight-complex="bold"/>
    </style:style>
    <style:style style:name="ce8" style:family="table-cell" style:parent-style-name="Default"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ext-properties fo:color="#c5000b" fo:font-weight="bold" style:font-weight-asian="bold" style:font-weight-complex="bold"/>
    </style: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>
            <text:p>Análise da variação do <text:span text:style-name="T1">χ^2 com os limites seleccionados para a região linear</text:span>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style-name="ce2" office:value-type="string" calcext:value-type="string">
            <text:p>SV3 – Estrutura 2</text:p>
          </table:table-cell>
          <table:table-cell table:number-columns-repeated="10"/>
        </table:table-row>
        <table:table-row table:style-name="ro3">
          <table:table-cell table:style-name="ce3"/>
          <table:table-cell table:number-columns-repeated="10"/>
        </table:table-row>
        <table:table-row table:style-name="ro3">
          <table:table-cell table:style-name="ce3" office:value-type="string" calcext:value-type="string">
            <text:p>Varrimento 1 (→)</text:p>
          </table:table-cell>
          <table:table-cell table:number-columns-repeated="4"/>
          <table:table-cell table:style-name="ce10"/>
          <table:table-cell/>
          <table:table-cell table:style-name="ce3" office:value-type="string" calcext:value-type="string">
            <text:p>Varrimento 2 (←)</text:p>
          </table:table-cell>
          <table:table-cell table:number-columns-repeated="3"/>
        </table:table-row>
        <table:table-row table:style-name="ro4">
          <table:table-cell table:style-name="ce4"/>
          <table:table-cell table:number-columns-repeated="10"/>
        </table:table-row>
        <table:table-row table:style-name="ro5">
          <table:table-cell table:style-name="ce4" office:value-type="string" calcext:value-type="string">
            <text:p>Ecolha do limite inferior – fixar lim sup, variar lim inf e observar <text:span text:style-name="T1">χ^2</text:span></text:p>
          </table:table-cell>
          <table:table-cell table:number-columns-repeated="6"/>
          <table:table-cell table:style-name="ce11" office:value-type="string" calcext:value-type="string">
            <text:p>Ecolha do limite inferior 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office:value-type="float" office:value="262.712" calcext:value-type="float">
            <text:p>262.712</text:p>
          </table:table-cell>
          <table:table-cell table:number-columns-repeated="4"/>
          <table:table-cell table:style-name="ce5"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office:value-type="float" office:value="110.48" calcext:value-type="float">
            <text:p>110.48</text:p>
          </table:table-cell>
          <table:table-cell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0" calcext:value-type="float">
            <text:p>30</text:p>
          </table:table-cell>
          <table:table-cell office:value-type="float" office:value="227.66" calcext:value-type="float">
            <text:p>227.66</text:p>
          </table:table-cell>
          <table:table-cell table:style-name="ce7" table:formula="of:=[.C13]-[.C12]" office:value-type="float" office:value="-35.052" calcext:value-type="float">
            <text:p>-35.052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30" calcext:value-type="float">
            <text:p>30</text:p>
          </table:table-cell>
          <table:table-cell office:value-type="float" office:value="100.045" calcext:value-type="float">
            <text:p>100.045</text:p>
          </table:table-cell>
          <table:table-cell table:style-name="ce7" table:formula="of:=[.J13]-[.J12]" office:value-type="float" office:value="-10.435" calcext:value-type="float">
            <text:p>-10.43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0" calcext:value-type="float">
            <text:p>30</text:p>
          </table:table-cell>
          <table:table-cell office:value-type="float" office:value="207.405" calcext:value-type="float">
            <text:p>207.405</text:p>
          </table:table-cell>
          <table:table-cell table:style-name="ce7" table:formula="of:=[.C14]-[.C13]" office:value-type="float" office:value="-20.255" calcext:value-type="float">
            <text:p>-20.255</text:p>
          </table:table-cell>
          <table:table-cell table:style-name="ce6" office:value-type="string" calcext:value-type="string">
            <text:p>Observa-se para que limite a diferença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30" calcext:value-type="float">
            <text:p>30</text:p>
          </table:table-cell>
          <table:table-cell office:value-type="float" office:value="96.0381" calcext:value-type="float">
            <text:p>96.0381</text:p>
          </table:table-cell>
          <table:table-cell table:style-name="ce7" table:formula="of:=[.J14]-[.J13]" office:value-type="float" office:value="-4.0069" calcext:value-type="float">
            <text:p>-4.006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0" calcext:value-type="float">
            <text:p>30</text:p>
          </table:table-cell>
          <table:table-cell office:value-type="float" office:value="185.737" calcext:value-type="float">
            <text:p>185.737</text:p>
          </table:table-cell>
          <table:table-cell table:style-name="ce7" table:formula="of:=[.C15]-[.C14]" office:value-type="float" office:value="-21.668" calcext:value-type="float">
            <text:p>-21.668</text:p>
          </table:table-cell>
          <table:table-cell table:style-name="ce6" office:value-type="string" calcext:value-type="string">
            <text:p>de χ^2 aumenta bruscamente face à anterior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30" calcext:value-type="float">
            <text:p>30</text:p>
          </table:table-cell>
          <table:table-cell office:value-type="float" office:value="92.4868" calcext:value-type="float">
            <text:p>92.4868</text:p>
          </table:table-cell>
          <table:table-cell table:style-name="ce7" table:formula="of:=[.J15]-[.J14]" office:value-type="float" office:value="-3.5513" calcext:value-type="float">
            <text:p>-3.551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office:value-type="float" office:value="169.478" calcext:value-type="float">
            <text:p>169.478</text:p>
          </table:table-cell>
          <table:table-cell table:style-name="ce7" table:formula="of:=[.C16]-[.C15]" office:value-type="float" office:value="-16.259" calcext:value-type="float">
            <text:p>-16.259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office:value-type="float" office:value="91.2585" calcext:value-type="float">
            <text:p>91.2585</text:p>
          </table:table-cell>
          <table:table-cell table:style-name="ce7" table:formula="of:=[.J16]-[.J15]" office:value-type="float" office:value="-1.2283" calcext:value-type="float">
            <text:p>-1.228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55.435" calcext:value-type="float">
            <text:p>155.435</text:p>
          </table:table-cell>
          <table:table-cell table:style-name="ce7" table:formula="of:=[.C17]-[.C16]" office:value-type="float" office:value="-14.043" calcext:value-type="float">
            <text:p>-14.043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90.1295" calcext:value-type="float">
            <text:p>90.1295</text:p>
          </table:table-cell>
          <table:table-cell table:style-name="ce7" table:formula="of:=[.J17]-[.J16]" office:value-type="float" office:value="-1.129" calcext:value-type="float">
            <text:p>-1.12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48.677" calcext:value-type="float">
            <text:p>148.677</text:p>
          </table:table-cell>
          <table:table-cell table:style-name="ce7" table:formula="of:=[.C18]-[.C17]" office:value-type="float" office:value="-6.75800000000001" calcext:value-type="float">
            <text:p>-6.758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89.9139" calcext:value-type="float">
            <text:p>89.9139</text:p>
          </table:table-cell>
          <table:table-cell table:style-name="ce8" table:formula="of:=[.J18]-[.J17]" office:value-type="float" office:value="-0.215599999999995" calcext:value-type="float">
            <text:p>-0.215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43.377" calcext:value-type="float">
            <text:p>143.377</text:p>
          </table:table-cell>
          <table:table-cell table:style-name="ce7" table:formula="of:=[.C19]-[.C18]" office:value-type="float" office:value="-5.29999999999998" calcext:value-type="float">
            <text:p>-5.3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89.6907" calcext:value-type="float">
            <text:p>89.6907</text:p>
          </table:table-cell>
          <table:table-cell table:style-name="ce8" table:formula="of:=[.J19]-[.J18]" office:value-type="float" office:value="-0.223199999999991" calcext:value-type="float">
            <text:p>-0.223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42.425" calcext:value-type="float">
            <text:p>142.425</text:p>
          </table:table-cell>
          <table:table-cell table:formula="of:=[.C20]-[.C19]" office:value-type="float" office:value="-0.951999999999998" calcext:value-type="float">
            <text:p>-0.952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89.6175" calcext:value-type="float">
            <text:p>89.6175</text:p>
          </table:table-cell>
          <table:table-cell table:formula="of:=[.J20]-[.J19]" office:value-type="float" office:value="-0.0731999999999999" calcext:value-type="float">
            <text:p>-0.073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42.089" calcext:value-type="float">
            <text:p>142.089</text:p>
          </table:table-cell>
          <table:table-cell table:formula="of:=[.C21]-[.C20]" office:value-type="float" office:value="-0.336000000000013" calcext:value-type="float">
            <text:p>-0.336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9.0757" calcext:value-type="float">
            <text:p>89.0757</text:p>
          </table:table-cell>
          <table:table-cell table:formula="of:=[.J21]-[.J20]" office:value-type="float" office:value="-0.541800000000009" calcext:value-type="float">
            <text:p>-0.541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41.515" calcext:value-type="float">
            <text:p>141.515</text:p>
          </table:table-cell>
          <table:table-cell table:formula="of:=[.C22]-[.C21]" office:value-type="float" office:value="-0.574000000000012" calcext:value-type="float">
            <text:p>-0.57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89.0609" calcext:value-type="float">
            <text:p>89.0609</text:p>
          </table:table-cell>
          <table:table-cell table:formula="of:=[.J22]-[.J21]" office:value-type="float" office:value="-0.0147999999999939" calcext:value-type="float">
            <text:p>-0.014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41.206" calcext:value-type="float">
            <text:p>141.206</text:p>
          </table:table-cell>
          <table:table-cell table:formula="of:=[.C23]-[.C22]" office:value-type="float" office:value="-0.308999999999997" calcext:value-type="float">
            <text:p>-0.309</text:p>
          </table:table-cell>
          <table:table-cell table:style-name="ce6"/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88.9772" calcext:value-type="float">
            <text:p>88.9772</text:p>
          </table:table-cell>
          <table:table-cell table:formula="of:=[.J23]-[.J22]" office:value-type="float" office:value="-0.0837000000000074" calcext:value-type="float">
            <text:p>-0.083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-8" calcext:value-type="float">
            <text:p>-8</text:p>
          </table:table-cell>
          <table:table-cell table:number-columns-repeated="5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6">
          <table:table-cell table:style-name="ce4" office:value-type="string" calcext:value-type="string">
            <text:p>Ecolha do limite superior – fixar lim inf obtido, variar lim sup e observar <text:span text:style-name="T1">χ^2</text:span></text:p>
          </table:table-cell>
          <table:table-cell table:number-columns-repeated="6"/>
          <table:table-cell table:style-name="ce4" office:value-type="string" calcext:value-type="string">
            <text:p>Ecolha do limite superior 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43.377" calcext:value-type="float">
            <text:p>143.377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89.6907" calcext:value-type="float">
            <text:p>89.6907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1" calcext:value-type="float">
            <text:p>31</text:p>
          </table:table-cell>
          <table:table-cell office:value-type="float" office:value="171.655" calcext:value-type="float">
            <text:p>171.655</text:p>
          </table:table-cell>
          <table:table-cell table:formula="of:=[.C31]-[.C30]" office:value-type="float" office:value="28.278" calcext:value-type="float">
            <text:p>28.278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1" calcext:value-type="float">
            <text:p>31</text:p>
          </table:table-cell>
          <table:table-cell office:value-type="float" office:value="110.665" calcext:value-type="float">
            <text:p>110.665</text:p>
          </table:table-cell>
          <table:table-cell table:formula="of:=[.J31]-[.J30]" office:value-type="float" office:value="20.9743" calcext:value-type="float">
            <text:p>20.974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2" calcext:value-type="float">
            <text:p>32</text:p>
          </table:table-cell>
          <table:table-cell office:value-type="float" office:value="188.562" calcext:value-type="float">
            <text:p>188.562</text:p>
          </table:table-cell>
          <table:table-cell table:formula="of:=[.C32]-[.C31]" office:value-type="float" office:value="16.907" calcext:value-type="float">
            <text:p>16.907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2" calcext:value-type="float">
            <text:p>32</text:p>
          </table:table-cell>
          <table:table-cell office:value-type="float" office:value="125.47" calcext:value-type="float">
            <text:p>125.47</text:p>
          </table:table-cell>
          <table:table-cell table:formula="of:=[.J32]-[.J31]" office:value-type="float" office:value="14.805" calcext:value-type="float">
            <text:p>14.80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3" calcext:value-type="float">
            <text:p>33</text:p>
          </table:table-cell>
          <table:table-cell office:value-type="float" office:value="213.116" calcext:value-type="float">
            <text:p>213.116</text:p>
          </table:table-cell>
          <table:table-cell table:formula="of:=[.C33]-[.C32]" office:value-type="float" office:value="24.554" calcext:value-type="float">
            <text:p>24.554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3" calcext:value-type="float">
            <text:p>33</text:p>
          </table:table-cell>
          <table:table-cell office:value-type="float" office:value="145.099" calcext:value-type="float">
            <text:p>145.099</text:p>
          </table:table-cell>
          <table:table-cell table:formula="of:=[.J33]-[.J32]" office:value-type="float" office:value="19.629" calcext:value-type="float">
            <text:p>19.62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4" calcext:value-type="float">
            <text:p>34</text:p>
          </table:table-cell>
          <table:table-cell office:value-type="float" office:value="235.089" calcext:value-type="float">
            <text:p>235.089</text:p>
          </table:table-cell>
          <table:table-cell table:formula="of:=[.C34]-[.C33]" office:value-type="float" office:value="21.973" calcext:value-type="float">
            <text:p>21.973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4" calcext:value-type="float">
            <text:p>34</text:p>
          </table:table-cell>
          <table:table-cell office:value-type="float" office:value="159.367" calcext:value-type="float">
            <text:p>159.367</text:p>
          </table:table-cell>
          <table:table-cell table:formula="of:=[.J34]-[.J33]" office:value-type="float" office:value="14.268" calcext:value-type="float">
            <text:p>14.26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5" calcext:value-type="float">
            <text:p>35</text:p>
          </table:table-cell>
          <table:table-cell office:value-type="float" office:value="263.378" calcext:value-type="float">
            <text:p>263.378</text:p>
          </table:table-cell>
          <table:table-cell table:formula="of:=[.C35]-[.C34]" office:value-type="float" office:value="28.289" calcext:value-type="float">
            <text:p>28.289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5" calcext:value-type="float">
            <text:p>35</text:p>
          </table:table-cell>
          <table:table-cell office:value-type="float" office:value="177.712" calcext:value-type="float">
            <text:p>177.712</text:p>
          </table:table-cell>
          <table:table-cell table:formula="of:=[.J35]-[.J34]" office:value-type="float" office:value="18.345" calcext:value-type="float">
            <text:p>18.34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6" calcext:value-type="float">
            <text:p>36</text:p>
          </table:table-cell>
          <table:table-cell office:value-type="float" office:value="285.02" calcext:value-type="float">
            <text:p>285.02</text:p>
          </table:table-cell>
          <table:table-cell table:formula="of:=[.C36]-[.C35]" office:value-type="float" office:value="21.642" calcext:value-type="float">
            <text:p>21.642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6" calcext:value-type="float">
            <text:p>36</text:p>
          </table:table-cell>
          <table:table-cell office:value-type="float" office:value="195.166" calcext:value-type="float">
            <text:p>195.166</text:p>
          </table:table-cell>
          <table:table-cell table:formula="of:=[.J36]-[.J35]" office:value-type="float" office:value="17.454" calcext:value-type="float">
            <text:p>17.45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7" calcext:value-type="float">
            <text:p>37</text:p>
          </table:table-cell>
          <table:table-cell office:value-type="float" office:value="311.303" calcext:value-type="float">
            <text:p>311.303</text:p>
          </table:table-cell>
          <table:table-cell table:formula="of:=[.C37]-[.C36]" office:value-type="float" office:value="26.283" calcext:value-type="float">
            <text:p>26.283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7" calcext:value-type="float">
            <text:p>37</text:p>
          </table:table-cell>
          <table:table-cell office:value-type="float" office:value="215.163" calcext:value-type="float">
            <text:p>215.163</text:p>
          </table:table-cell>
          <table:table-cell table:formula="of:=[.J37]-[.J36]" office:value-type="float" office:value="19.997" calcext:value-type="float">
            <text:p>19.99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8" calcext:value-type="float">
            <text:p>38</text:p>
          </table:table-cell>
          <table:table-cell office:value-type="float" office:value="336.421" calcext:value-type="float">
            <text:p>336.421</text:p>
          </table:table-cell>
          <table:table-cell table:formula="of:=[.C38]-[.C37]" office:value-type="float" office:value="25.118" calcext:value-type="float">
            <text:p>25.118</text:p>
          </table:table-cell>
          <table:table-cell table:style-name="ce6"/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8" calcext:value-type="float">
            <text:p>38</text:p>
          </table:table-cell>
          <table:table-cell office:value-type="float" office:value="230.744" calcext:value-type="float">
            <text:p>230.744</text:p>
          </table:table-cell>
          <table:table-cell table:formula="of:=[.J38]-[.J37]" office:value-type="float" office:value="15.581" calcext:value-type="float">
            <text:p>15.58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9" calcext:value-type="float">
            <text:p>39</text:p>
          </table:table-cell>
          <table:table-cell office:value-type="float" office:value="368.18" calcext:value-type="float">
            <text:p>368.18</text:p>
          </table:table-cell>
          <table:table-cell table:formula="of:=[.C39]-[.C38]" office:value-type="float" office:value="31.759" calcext:value-type="float">
            <text:p>31.759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9" calcext:value-type="float">
            <text:p>39</text:p>
          </table:table-cell>
          <table:table-cell office:value-type="float" office:value="253.954" calcext:value-type="float">
            <text:p>253.954</text:p>
          </table:table-cell>
          <table:table-cell table:formula="of:=[.J39]-[.J38]" office:value-type="float" office:value="23.21" calcext:value-type="float">
            <text:p>23.2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0" calcext:value-type="float">
            <text:p>40</text:p>
          </table:table-cell>
          <table:table-cell office:value-type="float" office:value="395.083" calcext:value-type="float">
            <text:p>395.083</text:p>
          </table:table-cell>
          <table:table-cell table:formula="of:=[.C40]-[.C39]" office:value-type="float" office:value="26.903" calcext:value-type="float">
            <text:p>26.903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40" calcext:value-type="float">
            <text:p>40</text:p>
          </table:table-cell>
          <table:table-cell office:value-type="float" office:value="273.051" calcext:value-type="float">
            <text:p>273.051</text:p>
          </table:table-cell>
          <table:table-cell table:formula="of:=[.J40]-[.J39]" office:value-type="float" office:value="19.097" calcext:value-type="float">
            <text:p>19.09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1" calcext:value-type="float">
            <text:p>41</text:p>
          </table:table-cell>
          <table:table-cell office:value-type="float" office:value="435.693" calcext:value-type="float">
            <text:p>435.693</text:p>
          </table:table-cell>
          <table:table-cell table:style-name="ce7" table:formula="of:=[.C41]-[.C40]" office:value-type="float" office:value="40.61" calcext:value-type="float">
            <text:p>40.61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41" calcext:value-type="float">
            <text:p>41</text:p>
          </table:table-cell>
          <table:table-cell office:value-type="float" office:value="302.899" calcext:value-type="float">
            <text:p>302.899</text:p>
          </table:table-cell>
          <table:table-cell table:style-name="ce7" table:formula="of:=[.J41]-[.J40]" office:value-type="float" office:value="29.848" calcext:value-type="float">
            <text:p>29.84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2" calcext:value-type="float">
            <text:p>42</text:p>
          </table:table-cell>
          <table:table-cell office:value-type="float" office:value="482.97" calcext:value-type="float">
            <text:p>482.97</text:p>
          </table:table-cell>
          <table:table-cell table:style-name="ce7" table:formula="of:=[.C42]-[.C41]" office:value-type="float" office:value="47.277" calcext:value-type="float">
            <text:p>47.277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42" calcext:value-type="float">
            <text:p>42</text:p>
          </table:table-cell>
          <table:table-cell office:value-type="float" office:value="336.832" calcext:value-type="float">
            <text:p>336.832</text:p>
          </table:table-cell>
          <table:table-cell table:style-name="ce7" table:formula="of:=[.J42]-[.J41]" office:value-type="float" office:value="33.933" calcext:value-type="float">
            <text:p>33.93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3" calcext:value-type="float">
            <text:p>43</text:p>
          </table:table-cell>
          <table:table-cell office:value-type="float" office:value="546.92" calcext:value-type="float">
            <text:p>546.92</text:p>
          </table:table-cell>
          <table:table-cell table:style-name="ce7" table:formula="of:=[.C43]-[.C42]" office:value-type="float" office:value="63.9499999999999" calcext:value-type="float">
            <text:p>63.95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43" calcext:value-type="float">
            <text:p>43</text:p>
          </table:table-cell>
          <table:table-cell office:value-type="float" office:value="385.385" calcext:value-type="float">
            <text:p>385.385</text:p>
          </table:table-cell>
          <table:table-cell table:style-name="ce7" table:formula="of:=[.J43]-[.J42]" office:value-type="float" office:value="48.553" calcext:value-type="float">
            <text:p>48.55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4" calcext:value-type="float">
            <text:p>44</text:p>
          </table:table-cell>
          <table:table-cell office:value-type="float" office:value="637.187" calcext:value-type="float">
            <text:p>637.187</text:p>
          </table:table-cell>
          <table:table-cell table:style-name="ce7" table:formula="of:=[.C44]-[.C43]" office:value-type="float" office:value="90.2670000000001" calcext:value-type="float">
            <text:p>90.267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44" calcext:value-type="float">
            <text:p>44</text:p>
          </table:table-cell>
          <table:table-cell office:value-type="float" office:value="454.653" calcext:value-type="float">
            <text:p>454.653</text:p>
          </table:table-cell>
          <table:table-cell table:style-name="ce7" table:formula="of:=[.J44]-[.J43]" office:value-type="float" office:value="69.268" calcext:value-type="float">
            <text:p>69.2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5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style-name="ce2" office:value-type="string" calcext:value-type="string">
            <text:p>SV3 – Estrutura 4</text:p>
          </table:table-cell>
          <table:table-cell table:number-columns-repeated="10"/>
        </table:table-row>
        <table:table-row table:style-name="ro3">
          <table:table-cell table:style-name="ce3"/>
          <table:table-cell table:number-columns-repeated="10"/>
        </table:table-row>
        <table:table-row table:style-name="ro3">
          <table:table-cell table:style-name="ce3" office:value-type="string" calcext:value-type="string">
            <text:p>Varrimento 1 (→)</text:p>
          </table:table-cell>
          <table:table-cell table:number-columns-repeated="4"/>
          <table:table-cell table:style-name="ce10"/>
          <table:table-cell/>
          <table:table-cell table:style-name="ce3" office:value-type="string" calcext:value-type="string">
            <text:p>Varrimento 2 (←)</text:p>
          </table:table-cell>
          <table:table-cell table:number-columns-repeated="3"/>
        </table:table-row>
        <table:table-row table:style-name="ro4">
          <table:table-cell table:style-name="ce4"/>
          <table:table-cell table:number-columns-repeated="10"/>
        </table:table-row>
        <table:table-row table:style-name="ro5">
          <table:table-cell table:style-name="ce4" office:value-type="string" calcext:value-type="string">
            <text:p>Ecolha do limite inferior</text:p>
          </table:table-cell>
          <table:table-cell table:number-columns-repeated="6"/>
          <table:table-cell table:style-name="ce11" office:value-type="string" calcext:value-type="string">
            <text:p>Ecolha do limite inferior 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31.843" calcext:value-type="float">
            <text:p>631.843</text:p>
          </table:table-cell>
          <table:table-cell table:number-columns-repeated="4"/>
          <table:table-cell table:style-name="ce5"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office:value-type="float" office:value="266.754" calcext:value-type="float">
            <text:p>266.754</text:p>
          </table:table-cell>
          <table:table-cell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23.461" calcext:value-type="float">
            <text:p>123.461</text:p>
          </table:table-cell>
          <table:table-cell table:style-name="ce7" table:formula="of:=[.C57]-[.C56]" office:value-type="float" office:value="-508.382" calcext:value-type="float">
            <text:p>-508.382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office:value-type="float" office:value="137.742" calcext:value-type="float">
            <text:p>137.742</text:p>
          </table:table-cell>
          <table:table-cell table:style-name="ce7" table:formula="of:=[.J57]-[.J56]" office:value-type="float" office:value="-129.012" calcext:value-type="float">
            <text:p>-129.0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88.2488" calcext:value-type="float">
            <text:p>88.2488</text:p>
          </table:table-cell>
          <table:table-cell table:style-name="ce7" table:formula="of:=[.C58]-[.C57]" office:value-type="float" office:value="-35.2122" calcext:value-type="float">
            <text:p>-35.2122</text:p>
          </table:table-cell>
          <table:table-cell table:style-name="ce6"/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  <table:table-cell office:value-type="float" office:value="70.3645" calcext:value-type="float">
            <text:p>70.3645</text:p>
          </table:table-cell>
          <table:table-cell table:style-name="ce7" table:formula="of:=[.J58]-[.J57]" office:value-type="float" office:value="-67.3775" calcext:value-type="float">
            <text:p>-67.377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77.5434" calcext:value-type="float">
            <text:p>77.5434</text:p>
          </table:table-cell>
          <table:table-cell table:style-name="ce8" table:formula="of:=[.C59]-[.C58]" office:value-type="float" office:value="-10.7054" calcext:value-type="float">
            <text:p>-10.7054</text:p>
          </table:table-cell>
          <table:table-cell table:style-name="ce6"/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55.2457" calcext:value-type="float">
            <text:p>55.2457</text:p>
          </table:table-cell>
          <table:table-cell table:style-name="ce7" table:formula="of:=[.J59]-[.J58]" office:value-type="float" office:value="-15.1188" calcext:value-type="float">
            <text:p>-15.118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5" calcext:value-type="float">
            <text:p>15</text:p>
          </table:table-cell>
          <table:table-cell office:value-type="float" office:value="69.7101" calcext:value-type="float">
            <text:p>69.7101</text:p>
          </table:table-cell>
          <table:table-cell table:style-name="ce8" table:formula="of:=[.C60]-[.C59]" office:value-type="float" office:value="-7.83330000000001" calcext:value-type="float">
            <text:p>-7.8333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41.9374" calcext:value-type="float">
            <text:p>41.9374</text:p>
          </table:table-cell>
          <table:table-cell table:style-name="ce7" table:formula="of:=[.J60]-[.J59]" office:value-type="float" office:value="-13.3083" calcext:value-type="float">
            <text:p>-13.308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61.4591" calcext:value-type="float">
            <text:p>61.4591</text:p>
          </table:table-cell>
          <table:table-cell table:style-name="ce8" table:formula="of:=[.C61]-[.C60]" office:value-type="float" office:value="-8.251" calcext:value-type="float">
            <text:p>-8.251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41.0223" calcext:value-type="float">
            <text:p>41.0223</text:p>
          </table:table-cell>
          <table:table-cell table:style-name="ce8" table:formula="of:=[.J61]-[.J60]" office:value-type="float" office:value="-0.915099999999995" calcext:value-type="float">
            <text:p>-0.915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5" calcext:value-type="float">
            <text:p>15</text:p>
          </table:table-cell>
          <table:table-cell office:value-type="float" office:value="45.793" calcext:value-type="float">
            <text:p>45.793</text:p>
          </table:table-cell>
          <table:table-cell table:style-name="ce8" table:formula="of:=[.C62]-[.C61]" office:value-type="float" office:value="-15.6661" calcext:value-type="float">
            <text:p>-15.6661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38.6761" calcext:value-type="float">
            <text:p>38.6761</text:p>
          </table:table-cell>
          <table:table-cell table:style-name="ce8" table:formula="of:=[.J62]-[.J61]" office:value-type="float" office:value="-2.3462" calcext:value-type="float">
            <text:p>-2.346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  <table:table-cell office:value-type="float" office:value="40.0625" calcext:value-type="float">
            <text:p>40.0625</text:p>
          </table:table-cell>
          <table:table-cell table:style-name="ce8" table:formula="of:=[.C63]-[.C62]" office:value-type="float" office:value="-5.7305" calcext:value-type="float">
            <text:p>-5.7305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36.5761" calcext:value-type="float">
            <text:p>36.5761</text:p>
          </table:table-cell>
          <table:table-cell table:style-name="ce8" table:formula="of:=[.J63]-[.J62]"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5" calcext:value-type="float">
            <text:p>15</text:p>
          </table:table-cell>
          <table:table-cell office:value-type="float" office:value="38.0026" calcext:value-type="float">
            <text:p>38.0026</text:p>
          </table:table-cell>
          <table:table-cell table:formula="of:=[.C64]-[.C63]" office:value-type="float" office:value="-2.0599" calcext:value-type="float">
            <text:p>-2.0599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36.566" calcext:value-type="float">
            <text:p>36.566</text:p>
          </table:table-cell>
          <table:table-cell table:formula="of:=[.J64]-[.J63]" office:value-type="float" office:value="-0.0100999999999942" calcext:value-type="float">
            <text:p>-0.010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office:value-type="float" office:value="31.5392" calcext:value-type="float">
            <text:p>31.5392</text:p>
          </table:table-cell>
          <table:table-cell table:formula="of:=[.C65]-[.C64]" office:value-type="float" office:value="-6.4634" calcext:value-type="float">
            <text:p>-6.4634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15" calcext:value-type="float">
            <text:p>15</text:p>
          </table:table-cell>
          <table:table-cell office:value-type="float" office:value="36.5649" calcext:value-type="float">
            <text:p>36.5649</text:p>
          </table:table-cell>
          <table:table-cell table:formula="of:=[.J65]-[.J64]" office:value-type="float" office:value="-0.00110000000000099" calcext:value-type="float">
            <text:p>-0.001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28.063" calcext:value-type="float">
            <text:p>28.063</text:p>
          </table:table-cell>
          <table:table-cell table:formula="of:=[.C66]-[.C65]" office:value-type="float" office:value="-3.4762" calcext:value-type="float">
            <text:p>-3.476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5.1827" calcext:value-type="float">
            <text:p>35.1827</text:p>
          </table:table-cell>
          <table:table-cell table:formula="of:=[.J66]-[.J65]" office:value-type="float" office:value="-1.3822" calcext:value-type="float">
            <text:p>-1.3822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-12" calcext:value-type="float">
            <text:p>-12</text:p>
          </table:table-cell>
          <table:table-cell table:number-columns-repeated="5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15" calcext:value-type="float">
            <text:p>-15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4">
          <table:table-cell table:style-name="ce4" office:value-type="string" calcext:value-type="string">
            <text:p>Ecolha do limite superior </text:p>
          </table:table-cell>
          <table:table-cell table:number-columns-repeated="6"/>
          <table:table-cell table:style-name="ce4" office:value-type="string" calcext:value-type="string">
            <text:p>Ecolha do limite superior 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74.6101" calcext:value-type="float">
            <text:p>74.6101</text:p>
          </table:table-cell>
          <table:table-cell table:number-columns-repeated="4"/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30.0521" calcext:value-type="float">
            <text:p>30.0521</text:p>
          </table:table-cell>
          <table:table-cell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77.5434" calcext:value-type="float">
            <text:p>77.5434</text:p>
          </table:table-cell>
          <table:table-cell table:formula="of:=[.C76]-[.C75]" office:value-type="float" office:value="2.9333" calcext:value-type="float">
            <text:p>2.9333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36.566" calcext:value-type="float">
            <text:p>36.566</text:p>
          </table:table-cell>
          <table:table-cell table:formula="of:=[.J76]-[.J75]" office:value-type="float" office:value="6.5139" calcext:value-type="float">
            <text:p>6.513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  <table:table-cell office:value-type="float" office:value="77.9281" calcext:value-type="float">
            <text:p>77.9281</text:p>
          </table:table-cell>
          <table:table-cell table:formula="of:=[.C77]-[.C76]" office:value-type="float" office:value="0.384699999999995" calcext:value-type="float">
            <text:p>0.3847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  <table:table-cell office:value-type="float" office:value="39.2005" calcext:value-type="float">
            <text:p>39.2005</text:p>
          </table:table-cell>
          <table:table-cell table:formula="of:=[.J77]-[.J76]" office:value-type="float" office:value="2.6345" calcext:value-type="float">
            <text:p>2.634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office:value-type="float" office:value="78.8563" calcext:value-type="float">
            <text:p>78.8563</text:p>
          </table:table-cell>
          <table:table-cell table:formula="of:=[.C78]-[.C77]" office:value-type="float" office:value="0.928200000000004" calcext:value-type="float">
            <text:p>0.928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office:value-type="float" office:value="44.0891" calcext:value-type="float">
            <text:p>44.0891</text:p>
          </table:table-cell>
          <table:table-cell table:formula="of:=[.J78]-[.J77]" office:value-type="float" office:value="4.8886" calcext:value-type="float">
            <text:p>4.888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8" calcext:value-type="float">
            <text:p>18</text:p>
          </table:table-cell>
          <table:table-cell office:value-type="float" office:value="79.291" calcext:value-type="float">
            <text:p>79.291</text:p>
          </table:table-cell>
          <table:table-cell table:formula="of:=[.C79]-[.C78]" office:value-type="float" office:value="0.434699999999992" calcext:value-type="float">
            <text:p>0.4347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8" calcext:value-type="float">
            <text:p>18</text:p>
          </table:table-cell>
          <table:table-cell office:value-type="float" office:value="47.1934" calcext:value-type="float">
            <text:p>47.1934</text:p>
          </table:table-cell>
          <table:table-cell table:formula="of:=[.J79]-[.J78]" office:value-type="float" office:value="3.10429999999999" calcext:value-type="float">
            <text:p>3.104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9" calcext:value-type="float">
            <text:p>19</text:p>
          </table:table-cell>
          <table:table-cell office:value-type="float" office:value="79.3459" calcext:value-type="float">
            <text:p>79.3459</text:p>
          </table:table-cell>
          <table:table-cell table:formula="of:=[.C80]-[.C79]" office:value-type="float" office:value="0.0549000000000035" calcext:value-type="float">
            <text:p>0.0549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9" calcext:value-type="float">
            <text:p>19</text:p>
          </table:table-cell>
          <table:table-cell office:value-type="float" office:value="47.7002" calcext:value-type="float">
            <text:p>47.7002</text:p>
          </table:table-cell>
          <table:table-cell table:formula="of:=[.J80]-[.J79]" office:value-type="float" office:value="0.506800000000006" calcext:value-type="float">
            <text:p>0.506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85.7629" calcext:value-type="float">
            <text:p>85.7629</text:p>
          </table:table-cell>
          <table:table-cell table:style-name="ce9" table:formula="of:=[.C81]-[.C80]" office:value-type="float" office:value="6.417" calcext:value-type="float">
            <text:p>6.417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49.9546" calcext:value-type="float">
            <text:p>49.9546</text:p>
          </table:table-cell>
          <table:table-cell table:style-name="ce8" table:formula="of:=[.J81]-[.J80]" office:value-type="float" office:value="2.2544" calcext:value-type="float">
            <text:p>2.254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1" calcext:value-type="float">
            <text:p>21</text:p>
          </table:table-cell>
          <table:table-cell office:value-type="float" office:value="102.973" calcext:value-type="float">
            <text:p>102.973</text:p>
          </table:table-cell>
          <table:table-cell table:style-name="ce9" table:formula="of:=[.C82]-[.C81]" office:value-type="float" office:value="17.2101" calcext:value-type="float">
            <text:p>17.2101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1" calcext:value-type="float">
            <text:p>21</text:p>
          </table:table-cell>
          <table:table-cell office:value-type="float" office:value="58.7494" calcext:value-type="float">
            <text:p>58.7494</text:p>
          </table:table-cell>
          <table:table-cell table:style-name="ce9" table:formula="of:=[.J82]-[.J81]" office:value-type="float" office:value="8.7948" calcext:value-type="float">
            <text:p>8.794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2" calcext:value-type="float">
            <text:p>22</text:p>
          </table:table-cell>
          <table:table-cell office:value-type="float" office:value="149.917" calcext:value-type="float">
            <text:p>149.917</text:p>
          </table:table-cell>
          <table:table-cell table:style-name="ce9" table:formula="of:=[.C83]-[.C82]" office:value-type="float" office:value="46.944" calcext:value-type="float">
            <text:p>46.944</text:p>
          </table:table-cell>
          <table:table-cell table:style-name="ce6"/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22" calcext:value-type="float">
            <text:p>22</text:p>
          </table:table-cell>
          <table:table-cell office:value-type="float" office:value="90.7771" calcext:value-type="float">
            <text:p>90.7771</text:p>
          </table:table-cell>
          <table:table-cell table:style-name="ce9" table:formula="of:=[.J83]-[.J82]" office:value-type="float" office:value="32.0277" calcext:value-type="float">
            <text:p>32.027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3" calcext:value-type="float">
            <text:p>23</text:p>
          </table:table-cell>
          <table:table-cell office:value-type="float" office:value="231.147" calcext:value-type="float">
            <text:p>231.147</text:p>
          </table:table-cell>
          <table:table-cell table:style-name="ce9" table:formula="of:=[.C84]-[.C83]" office:value-type="float" office:value="81.23" calcext:value-type="float">
            <text:p>81.23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3" calcext:value-type="float">
            <text:p>23</text:p>
          </table:table-cell>
          <table:table-cell office:value-type="float" office:value="152.479" calcext:value-type="float">
            <text:p>152.479</text:p>
          </table:table-cell>
          <table:table-cell table:style-name="ce9" table:formula="of:=[.J84]-[.J83]" office:value-type="float" office:value="61.7019" calcext:value-type="float">
            <text:p>61.70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style-name="ce7"/>
          <table:table-cell table:number-columns-repeated="3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7"/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6"/>
          <table:table-cell table:style-name="ce7"/>
        </table:table-row>
        <table:table-row table:style-name="ro1">
          <table:table-cell table:number-columns-repeated="11"/>
        </table:table-row>
        <table:table-row table:style-name="ro3">
          <table:table-cell table:style-name="ce2" office:value-type="string" calcext:value-type="string">
            <text:p>SV4 – Estrutura B</text:p>
          </table:table-cell>
          <table:table-cell table:number-columns-repeated="10"/>
        </table:table-row>
        <table:table-row table:style-name="ro3">
          <table:table-cell table:style-name="ce3"/>
          <table:table-cell table:number-columns-repeated="10"/>
        </table:table-row>
        <table:table-row table:style-name="ro3">
          <table:table-cell table:style-name="ce3" office:value-type="string" calcext:value-type="string">
            <text:p>Varrimento 1 (→)</text:p>
          </table:table-cell>
          <table:table-cell table:number-columns-repeated="4"/>
          <table:table-cell table:style-name="ce10"/>
          <table:table-cell/>
          <table:table-cell table:style-name="ce3" office:value-type="string" calcext:value-type="string">
            <text:p>Varrimento 2 (←)</text:p>
          </table:table-cell>
          <table:table-cell table:number-columns-repeated="3"/>
        </table:table-row>
        <table:table-row table:style-name="ro4">
          <table:table-cell table:style-name="ce4"/>
          <table:table-cell table:number-columns-repeated="10"/>
        </table:table-row>
        <table:table-row table:style-name="ro5">
          <table:table-cell table:style-name="ce4" office:value-type="string" calcext:value-type="string">
            <text:p>Ecolha do limite inferior</text:p>
          </table:table-cell>
          <table:table-cell table:number-columns-repeated="6"/>
          <table:table-cell table:style-name="ce11" office:value-type="string" calcext:value-type="string">
            <text:p>Ecolha do limite inferior 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table:style-name="ce5"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302.884" calcext:value-type="float">
            <text:p>302.884</text:p>
          </table:table-cell>
          <table:table-cell table:number-columns-repeated="4"/>
          <table:table-cell table:style-name="ce5"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office:value-type="float" office:value="266.754" calcext:value-type="float">
            <text:p>266.754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164.44" calcext:value-type="float">
            <text:p>164.44</text:p>
          </table:table-cell>
          <table:table-cell table:style-name="ce7" table:formula="of:=[.C99]-[.C98]" office:value-type="float" office:value="-138.444" calcext:value-type="float">
            <text:p>-138.444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office:value-type="float" office:value="137.742" calcext:value-type="float">
            <text:p>137.742</text:p>
          </table:table-cell>
          <table:table-cell table:style-name="ce7" table:formula="of:=[.J99]-[.J98]" office:value-type="float" office:value="-129.012" calcext:value-type="float">
            <text:p>-129.01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84.1932" calcext:value-type="float">
            <text:p>84.1932</text:p>
          </table:table-cell>
          <table:table-cell table:style-name="ce7" table:formula="of:=[.C100]-[.C99]" office:value-type="float" office:value="-80.2468" calcext:value-type="float">
            <text:p>-80.2468</text:p>
          </table:table-cell>
          <table:table-cell table:style-name="ce6"/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  <table:table-cell office:value-type="float" office:value="70.3645" calcext:value-type="float">
            <text:p>70.3645</text:p>
          </table:table-cell>
          <table:table-cell table:style-name="ce7" table:formula="of:=[.J100]-[.J99]" office:value-type="float" office:value="-67.3775" calcext:value-type="float">
            <text:p>-67.377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40.6909" calcext:value-type="float">
            <text:p>40.6909</text:p>
          </table:table-cell>
          <table:table-cell table:style-name="ce7" table:formula="of:=[.C101]-[.C100]" office:value-type="float" office:value="-43.5023" calcext:value-type="float">
            <text:p>-43.5023</text:p>
          </table:table-cell>
          <table:table-cell table:style-name="ce6"/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55.2457" calcext:value-type="float">
            <text:p>55.2457</text:p>
          </table:table-cell>
          <table:table-cell table:style-name="ce7" table:formula="of:=[.J101]-[.J100]" office:value-type="float" office:value="-15.1188" calcext:value-type="float">
            <text:p>-15.118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9.913" calcext:value-type="float">
            <text:p>29.913</text:p>
          </table:table-cell>
          <table:table-cell table:style-name="ce8" table:formula="of:=[.C102]-[.C101]" office:value-type="float" office:value="-10.7779" calcext:value-type="float">
            <text:p>-10.7779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41.9374" calcext:value-type="float">
            <text:p>41.9374</text:p>
          </table:table-cell>
          <table:table-cell table:style-name="ce7" table:formula="of:=[.J102]-[.J101]" office:value-type="float" office:value="-13.3083" calcext:value-type="float">
            <text:p>-13.308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29.2709" calcext:value-type="float">
            <text:p>29.2709</text:p>
          </table:table-cell>
          <table:table-cell table:style-name="ce8" table:formula="of:=[.C103]-[.C102]" office:value-type="float" office:value="-0.642099999999999" calcext:value-type="float">
            <text:p>-0.6421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41.0223" calcext:value-type="float">
            <text:p>41.0223</text:p>
          </table:table-cell>
          <table:table-cell table:style-name="ce8" table:formula="of:=[.J103]-[.J102]" office:value-type="float" office:value="-0.915099999999995" calcext:value-type="float">
            <text:p>-0.915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5.5438" calcext:value-type="float">
            <text:p>25.5438</text:p>
          </table:table-cell>
          <table:table-cell table:style-name="ce8" table:formula="of:=[.C104]-[.C103]" office:value-type="float" office:value="-3.7271" calcext:value-type="float">
            <text:p>-3.7271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38.6761" calcext:value-type="float">
            <text:p>38.6761</text:p>
          </table:table-cell>
          <table:table-cell table:style-name="ce8" table:formula="of:=[.J104]-[.J103]" office:value-type="float" office:value="-2.3462" calcext:value-type="float">
            <text:p>-2.3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.6873" calcext:value-type="float">
            <text:p>20.6873</text:p>
          </table:table-cell>
          <table:table-cell table:style-name="ce8" table:formula="of:=[.C105]-[.C104]" office:value-type="float" office:value="-4.8565" calcext:value-type="float">
            <text:p>-4.8565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36.5761" calcext:value-type="float">
            <text:p>36.5761</text:p>
          </table:table-cell>
          <table:table-cell table:style-name="ce8" table:formula="of:=[.J105]-[.J104]"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.6873" calcext:value-type="float">
            <text:p>20.6873</text:p>
          </table:table-cell>
          <table:table-cell table:formula="of:=[.C106]-[.C105]" office:value-type="float" office:value="0" calcext:value-type="float">
            <text:p>0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36.566" calcext:value-type="float">
            <text:p>36.566</text:p>
          </table:table-cell>
          <table:table-cell table:formula="of:=[.J106]-[.J105]" office:value-type="float" office:value="-0.0100999999999942" calcext:value-type="float">
            <text:p>-0.0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.87923" calcext:value-type="float">
            <text:p>9.87923</text:p>
          </table:table-cell>
          <table:table-cell table:formula="of:=[.C107]-[.C106]" office:value-type="float" office:value="-10.80807" calcext:value-type="float">
            <text:p>-10.80807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15" calcext:value-type="float">
            <text:p>15</text:p>
          </table:table-cell>
          <table:table-cell office:value-type="float" office:value="36.5649" calcext:value-type="float">
            <text:p>36.5649</text:p>
          </table:table-cell>
          <table:table-cell table:formula="of:=[.J107]-[.J106]" office:value-type="float" office:value="-0.00110000000000099" calcext:value-type="float">
            <text:p>-0.00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.28643" calcext:value-type="float">
            <text:p>5.28643</text:p>
          </table:table-cell>
          <table:table-cell table:formula="of:=[.C108]-[.C107]" office:value-type="float" office:value="-4.5928" calcext:value-type="float">
            <text:p>-4.5928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5.1827" calcext:value-type="float">
            <text:p>35.1827</text:p>
          </table:table-cell>
          <table:table-cell table:formula="of:=[.J108]-[.J107]" office:value-type="float" office:value="-1.3822" calcext:value-type="float">
            <text:p>-1.38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.23481" calcext:value-type="float">
            <text:p>5.23481</text:p>
          </table:table-cell>
          <table:table-cell table:formula="of:=[.C109]-[.C108]" office:value-type="float" office:value="-0.0516199999999998" calcext:value-type="float">
            <text:p>-0.05162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.15563" calcext:value-type="float">
            <text:p>3.15563</text:p>
          </table:table-cell>
          <table:table-cell table:formula="of:=[.C110]-[.C109]" office:value-type="float" office:value="-2.07918" calcext:value-type="float">
            <text:p>-2.07918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5"/>
          <table:table-cell table:style-name="ce6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4">
          <table:table-cell table:style-name="ce4" office:value-type="string" calcext:value-type="string">
            <text:p>Ecolha do limite superior </text:p>
          </table:table-cell>
          <table:table-cell table:number-columns-repeated="6"/>
          <table:table-cell table:style-name="ce4" office:value-type="string" calcext:value-type="string">
            <text:p>Ecolha do limite superior 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9.913" calcext:value-type="float">
            <text:p>29.913</text:p>
          </table:table-cell>
          <table:table-cell table:number-columns-repeated="4"/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30.0521" calcext:value-type="float">
            <text:p>30.0521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29.9206" calcext:value-type="float">
            <text:p>29.9206</text:p>
          </table:table-cell>
          <table:table-cell table:formula="of:=[.C119]-[.C118]" office:value-type="float" office:value="0.00760000000000005" calcext:value-type="float">
            <text:p>0.0076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36.566" calcext:value-type="float">
            <text:p>36.566</text:p>
          </table:table-cell>
          <table:table-cell table:formula="of:=[.J119]-[.J118]" office:value-type="float" office:value="6.5139" calcext:value-type="float">
            <text:p>6.513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5.2659" calcext:value-type="float">
            <text:p>35.2659</text:p>
          </table:table-cell>
          <table:table-cell table:formula="of:=[.C120]-[.C119]" office:value-type="float" office:value="5.3453" calcext:value-type="float">
            <text:p>5.3453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  <table:table-cell office:value-type="float" office:value="39.2005" calcext:value-type="float">
            <text:p>39.2005</text:p>
          </table:table-cell>
          <table:table-cell table:formula="of:=[.J120]-[.J119]" office:value-type="float" office:value="2.6345" calcext:value-type="float">
            <text:p>2.634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43.1436" calcext:value-type="float">
            <text:p>43.1436</text:p>
          </table:table-cell>
          <table:table-cell table:formula="of:=[.C121]-[.C120]" office:value-type="float" office:value="7.8777" calcext:value-type="float">
            <text:p>7.8777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office:value-type="float" office:value="44.0891" calcext:value-type="float">
            <text:p>44.0891</text:p>
          </table:table-cell>
          <table:table-cell table:formula="of:=[.J121]-[.J120]" office:value-type="float" office:value="4.8886" calcext:value-type="float">
            <text:p>4.888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60.3258" calcext:value-type="float">
            <text:p>60.3258</text:p>
          </table:table-cell>
          <table:table-cell table:formula="of:=[.C122]-[.C121]" office:value-type="float" office:value="17.1822" calcext:value-type="float">
            <text:p>17.182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8" calcext:value-type="float">
            <text:p>18</text:p>
          </table:table-cell>
          <table:table-cell office:value-type="float" office:value="47.1934" calcext:value-type="float">
            <text:p>47.1934</text:p>
          </table:table-cell>
          <table:table-cell table:formula="of:=[.J122]-[.J121]" office:value-type="float" office:value="3.10429999999999" calcext:value-type="float">
            <text:p>3.104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70.8341" calcext:value-type="float">
            <text:p>70.8341</text:p>
          </table:table-cell>
          <table:table-cell table:style-name="ce8" table:formula="of:=[.C123]-[.C122]" office:value-type="float" office:value="10.5083" calcext:value-type="float">
            <text:p>10.5083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9" calcext:value-type="float">
            <text:p>19</text:p>
          </table:table-cell>
          <table:table-cell office:value-type="float" office:value="47.7002" calcext:value-type="float">
            <text:p>47.7002</text:p>
          </table:table-cell>
          <table:table-cell table:formula="of:=[.J123]-[.J122]" office:value-type="float" office:value="0.506800000000006" calcext:value-type="float">
            <text:p>0.506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float" office:value="98.5821" calcext:value-type="float">
            <text:p>98.5821</text:p>
          </table:table-cell>
          <table:table-cell table:style-name="ce9" table:formula="of:=[.C124]-[.C123]" office:value-type="float" office:value="27.748" calcext:value-type="float">
            <text:p>27.748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49.9546" calcext:value-type="float">
            <text:p>49.9546</text:p>
          </table:table-cell>
          <table:table-cell table:style-name="ce8" table:formula="of:=[.J124]-[.J123]" office:value-type="float" office:value="2.2544" calcext:value-type="float">
            <text:p>2.254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130.663" calcext:value-type="float">
            <text:p>130.663</text:p>
          </table:table-cell>
          <table:table-cell table:style-name="ce9" table:formula="of:=[.C125]-[.C124]" office:value-type="float" office:value="32.0809" calcext:value-type="float">
            <text:p>32.0809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1" calcext:value-type="float">
            <text:p>21</text:p>
          </table:table-cell>
          <table:table-cell office:value-type="float" office:value="58.7494" calcext:value-type="float">
            <text:p>58.7494</text:p>
          </table:table-cell>
          <table:table-cell table:style-name="ce9" table:formula="of:=[.J125]-[.J124]" office:value-type="float" office:value="8.7948" calcext:value-type="float">
            <text:p>8.794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185.2145" calcext:value-type="float">
            <text:p>185.2145</text:p>
          </table:table-cell>
          <table:table-cell table:style-name="ce9" table:formula="of:=[.C126]-[.C125]" office:value-type="float" office:value="54.5515" calcext:value-type="float">
            <text:p>54.5515</text:p>
          </table:table-cell>
          <table:table-cell table:style-name="ce6"/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22" calcext:value-type="float">
            <text:p>22</text:p>
          </table:table-cell>
          <table:table-cell office:value-type="float" office:value="90.7771" calcext:value-type="float">
            <text:p>90.7771</text:p>
          </table:table-cell>
          <table:table-cell table:style-name="ce9" table:formula="of:=[.J126]-[.J125]" office:value-type="float" office:value="32.0277" calcext:value-type="float">
            <text:p>32.027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260.137" calcext:value-type="float">
            <text:p>260.137</text:p>
          </table:table-cell>
          <table:table-cell table:style-name="ce9" table:formula="of:=[.C127]-[.C126]" office:value-type="float" office:value="74.9225" calcext:value-type="float">
            <text:p>74.9225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3" calcext:value-type="float">
            <text:p>23</text:p>
          </table:table-cell>
          <table:table-cell office:value-type="float" office:value="152.479" calcext:value-type="float">
            <text:p>152.479</text:p>
          </table:table-cell>
          <table:table-cell table:style-name="ce9" table:formula="of:=[.J127]-[.J126]" office:value-type="float" office:value="61.7019" calcext:value-type="float">
            <text:p>61.70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style-name="ce7"/>
          <table:table-cell table:number-columns-repeated="3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7"/>
        </table:table-row>
        <table:table-row table:style-name="ro1">
          <table:table-cell table:number-columns-repeated="3"/>
          <table:table-cell table:style-name="ce7"/>
          <table:table-cell table:number-columns-repeated="6"/>
          <table:table-cell table:style-name="ce7"/>
        </table:table-row>
        <table:table-row table:style-name="ro1">
          <table:table-cell table:number-columns-repeated="3"/>
          <table:table-cell table:style-name="ce7"/>
          <table:table-cell table:number-columns-repeated="6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23:40:39.171608486</meta:creation-date>
    <dc:date>2016-05-03T02:23:31.270099107</dc:date>
    <meta:editing-duration>PT2H34M8S</meta:editing-duration>
    <meta:editing-cycles>14</meta:editing-cycles>
    <meta:generator>LibreOffice/4.2.8.2$Linux_X86_64 LibreOffice_project/420m0$Build-2</meta:generator>
    <meta:document-statistic meta:table-count="1" meta:cell-count="644" meta:object-count="0"/>
  </office:meta>
</office:document-meta>
</file>